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A00000071259C89F0E9A4A06C.png" manifest:media-type="image/png"/>
  <manifest:file-entry manifest:full-path="Pictures/10000201000001C2000001271B3AB9E5C45CD1C7.png" manifest:media-type="image/png"/>
  <manifest:file-entry manifest:full-path="Pictures/10003FF70000271000000BB89B204E07FF239BB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835" draw:fill-color="#89c765" draw:textarea-horizontal-align="justify" draw:textarea-vertical-align="middle" draw:auto-grow-height="false" fo:min-height="2.064cm" fo:min-width="7.923cm"/>
    </style:style>
    <style:style style:name="gr2" style:family="graphic" style:parent-style-name="standard">
      <style:graphic-properties svg:stroke-color="#333333" draw:fill-color="#dddddd" draw:textarea-horizontal-align="justify" draw:textarea-vertical-align="middle" draw:auto-grow-height="false" fo:min-height="2.064cm" fo:min-width="7.923cm"/>
    </style:style>
    <style:style style:name="gr3" style:family="graphic" style:parent-style-name="standard">
      <style:graphic-properties svg:stroke-color="#491d74" draw:fill-color="#bcaed5" draw:textarea-horizontal-align="justify" draw:textarea-vertical-align="middle" draw:auto-grow-height="false" fo:min-height="0.305cm" fo:min-width="2.37cm"/>
    </style:style>
    <style:style style:name="gr4" style:family="graphic" style:parent-style-name="standard">
      <style:graphic-properties svg:stroke-color="#491d74" draw:fill-color="#bcaed5" draw:textarea-horizontal-align="justify" draw:textarea-vertical-align="middle" draw:auto-grow-height="false" fo:min-height="0.306cm" fo:min-width="2.3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loext:graphic-properties draw:fill-color="#89c765"/>
      <style:paragraph-properties fo:text-align="start"/>
      <style:text-properties fo:color="#000000" fo:font-size="16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6pt"/>
    </style:style>
    <style:style style:name="P5" style:family="paragraph">
      <loext:graphic-properties draw:fill-color="#bcaed5"/>
      <style:paragraph-properties fo:text-align="center"/>
      <style:text-properties fo:font-size="14pt" style:font-size-asian="16pt" style:font-size-complex="16pt"/>
    </style:style>
    <style:style style:name="P6" style:family="paragraph">
      <style:paragraph-properties fo:text-align="center">
        <style:tab-stops>
          <style:tab-stop style:position="1.734cm"/>
        </style:tab-stops>
      </style:paragraph-properties>
    </style:style>
    <style:style style:name="P7" style:family="paragraph">
      <loext:graphic-properties draw:fill-color="#bcaed5"/>
      <style:paragraph-properties fo:text-align="center">
        <style:tab-stops>
          <style:tab-stop style:position="1.734cm"/>
        </style:tab-stops>
      </style:paragraph-properties>
      <style:text-properties fo:font-size="14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fo:font-size="16pt"/>
    </style:style>
    <style:style style:name="T2" style:family="text">
      <style:text-properties fo:font-size="16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423cm" svg:height="2.314cm" svg:x="1cm" svg:y="0.972cm">
          <text:p text:style-name="P1"><text:span text:style-name="T1">Psychology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423cm" svg:height="2.314cm" svg:x="1cm" svg:y="3.286cm">
          <text:p text:style-name="P3"><text:span text:style-name="T2">Locomotion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2.87cm" svg:height="0.555cm" svg:x="6.461cm" svg:y="1.198cm">
          <text:p text:style-name="P3"><text:span text:style-name="T3">Per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2.87cm" svg:height="0.556cm" svg:x="6.461cm" svg:y="1.851cm">
          <text:p text:style-name="P3"><text:span text:style-name="T3">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2.87cm" svg:height="0.555cm" svg:x="6.461cm" svg:y="2.505cm">
          <text:p text:style-name="P6"><text:span text:style-name="T3">Behavi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xml:id="id2" draw:id="id2" draw:layer="layout" svg:width="8.414cm" svg:height="5.507cm" svg:x="10.365cm" svg:y="2.972cm">
          <draw:image xlink:href="Pictures/10000201000001C2000001271B3AB9E5C45CD1C7.png" xlink:type="simple" xlink:show="embed" xlink:actuate="onLoad">
            <text:p/>
          </draw:image>
          <draw:glue-point draw:id="4" svg:x="-4.007cm" svg:y="2.05cm"/>
          <draw:glue-point draw:id="5" svg:x="-4.021cm" svg:y="2.8cm"/>
        </draw:frame>
        <draw:frame draw:style-name="gr5" draw:text-style-name="P8" draw:layer="layout" svg:width="9.256cm" svg:height="2.776cm" svg:x="19.512cm" svg:y="6.972cm">
          <draw:image xlink:href="Pictures/10003FF70000271000000BB89B204E07FF239BB6.svg" xlink:type="simple" xlink:show="embed" xlink:actuate="onLoad">
            <text:p/>
          </draw:image>
          <draw:image xlink:href="Pictures/100002010000017A00000071259C89F0E9A4A06C.png" xlink:type="simple" xlink:show="embed" xlink:actuate="onLoad"/>
        </draw:frame>
        <draw:connector draw:style-name="gr6" draw:text-style-name="P8" draw:layer="layout" draw:type="curve" draw:line-skew="-0.043cm" svg:x1="9.331cm" svg:y1="2.129cm" svg:x2="11.189cm" svg:y2="7.266cm" draw:start-shape="id1" draw:start-glue-point="1" draw:end-shape="id2" draw:end-glue-point="5" svg:d="M9331 2129c712 0-216 5137 1858 5137" svg:viewBox="0 0 1859 5138">
          <text:p/>
        </draw:connector>
        <draw:connector draw:style-name="gr6" draw:text-style-name="P8" draw:layer="layout" draw:type="curve" draw:line-skew="0.16cm" svg:x1="9.331cm" svg:y1="1.475cm" svg:x2="11.201cm" svg:y2="6.853cm" draw:start-shape="id3" draw:start-glue-point="1" draw:end-shape="id2" draw:end-glue-point="4" svg:d="M9331 1475c1017 0 82 5378 1870 5378" svg:viewBox="0 0 1871 5379">
          <text:p/>
        </draw:connector>
        <draw:connector draw:style-name="gr6" draw:text-style-name="P8" draw:layer="layout" draw:type="curve" svg:x1="18.779cm" svg:y1="5.725cm" svg:x2="19.512cm" svg:y2="8.36cm" draw:start-shape="id2" draw:start-glue-point="1" svg:d="M18779 5725c925 0 559 2635 733 2635" svg:viewBox="0 0 734 2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5-16T15:27:23.032867104</meta:creation-date>
    <dc:date>2020-03-06T08:48:15.557360794</dc:date>
    <dc:creator>Benedikt Kleinmeier</dc:creator>
    <meta:editing-duration>PT34M10S</meta:editing-duration>
    <meta:editing-cycles>7</meta:editing-cycles>
    <meta:generator>LibreOffice/6.0.7.3$Linux_X86_64 LibreOffice_project/00m0$Build-3</meta:generator>
    <meta:document-statistic meta:object-count="10"/>
  </office:meta>
</office:document-meta>
</file>